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Text_20_body">
      <style:paragraph-properties fo:line-height="100%"/>
      <style:text-properties fo:font-size="12pt" style:font-size-asian="12pt" style:font-size-complex="12pt"/>
    </style:style>
    <style:style style:name="P2" style:family="paragraph" style:parent-style-name="Text_20_body">
      <style:paragraph-properties fo:line-height="100%"/>
      <style:text-properties fo:font-size="12pt" officeooo:paragraph-rsid="00192427" style:font-size-asian="12pt" style:font-size-complex="12pt"/>
    </style:style>
    <style:style style:name="P3" style:family="paragraph" style:parent-style-name="Text_20_body" style:list-style-name="L11">
      <style:paragraph-properties fo:margin-top="0cm" fo:margin-bottom="0.046cm" style:contextual-spacing="false" fo:line-height="100%"/>
      <style:text-properties fo:font-size="12pt" officeooo:paragraph-rsid="00192427" style:font-size-asian="12pt" style:font-size-complex="12pt"/>
    </style:style>
    <style:style style:name="P4" style:family="paragraph" style:parent-style-name="Text_20_body" style:list-style-name="L11">
      <style:paragraph-properties fo:margin-top="0cm" fo:margin-bottom="0.046cm" style:contextual-spacing="false" fo:line-height="100%"/>
      <style:text-properties fo:font-size="12pt" style:font-size-asian="12pt" style:font-size-complex="12pt"/>
    </style:style>
    <style:style style:name="P5" style:family="paragraph" style:parent-style-name="Text_20_body" style:list-style-name="L9">
      <style:paragraph-properties fo:margin-top="0cm" fo:margin-bottom="0cm" style:contextual-spacing="false" fo:line-height="100%"/>
      <style:text-properties fo:font-size="12pt" style:font-size-asian="12pt" style:font-size-complex="12pt"/>
    </style:style>
    <style:style style:name="P6" style:family="paragraph" style:parent-style-name="Text_20_body" style:list-style-name="L9">
      <style:paragraph-properties fo:line-height="100%"/>
      <style:text-properties fo:font-size="12pt" style:font-size-asian="12pt" style:font-size-complex="12pt"/>
    </style:style>
    <style:style style:name="P7" style:family="paragraph" style:parent-style-name="Text_20_body" style:list-style-name="L10">
      <style:paragraph-properties fo:margin-top="0cm" fo:margin-bottom="0.046cm" style:contextual-spacing="false" fo:line-height="100%"/>
      <style:text-properties fo:font-size="12pt" style:font-size-asian="12pt" style:font-size-complex="12pt"/>
    </style:style>
    <style:style style:name="T1" style:family="text">
      <style:text-properties officeooo:rsid="00192427"/>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today's digital era, tech and internet addiction have emerged as significant challenges among youth. </text:p>
      <text:p text:style-name="P1">Understanding Tech and Internet Addiction: Tech addiction refers to a disorder where individuals struggle to regulate their technology usage, resulting in negative consequences. Internet addiction is a mental health problem characterized by excessive and compulsive internet use, leading to detrimental effects on physical, emotional, and social well-being.</text:p>
      <text:p text:style-name="P1"><text:span text:style-name="T1">T</text:span>here are many negative effects <text:span text:style-name="T1">of tech and internet addiction:</text:span> The physiological development of adolescents is slowing down and depression,anxiety and loneliness are on the rise. Our attention spans are becoming short. Poor cognitive and mental health outcomes, we also start having problems with focusing on something. We are becoming tech and internet addicted because our apps and devices operate on the same principle as slot machines,delivering rewards on a random schedule. Another reason is in endless sources of information, which we have access to thanks to the Internet. And as human beings, we want to belong somewhere, to find community and feel connected with other people. Thanks to the Internet and applications,such as Instagram,Telegram,Skype we can stay in touch round the clock and have this sense of connection. And of course our phones are designed to catch our attention?</text:p>
      <text:p text:style-name="P2">So, another question is how to avoid tech or internet addiction. The are several simple steps:</text:p>
      <text:list xml:id="list448192292" text:style-name="L11">
        <text:list-item>
          <text:p text:style-name="P3">You can use time-management apps that will help you to keep track time and limit your phone usage</text:p>
        </text:list-item>
        <text:list-item>
          <text:p text:style-name="P3">You can turn off all notifications, turn the screen in a black and white.</text:p>
        </text:list-item>
        <text:list-item>
          <text:p text:style-name="P4">Establish tech-free zones, for instance your bedroom, because using your phone before bed may impact on your sleep patterns. Put away your phone during the meals.</text:p>
        </text:list-item>
        <text:list-item>
          <text:p text:style-name="P4">Put away your phone just once a week. It will help you to feel focused</text:p>
        </text:list-item>
      </text:list>
      <text:p text:style-name="P1"><text:span text:style-name="T1">N</text:span>owadays, young people have not only <text:span text:style-name="T1">tech addiction</text:span>, but also other problems:</text:p>
      <text:list xml:id="list3453026607" text:style-name="L9">
        <text:list-item>
          <text:p text:style-name="P5">Materialism: Many young individuals face societal pressure to measure success and happiness based on material possessions.</text:p>
        </text:list-item>
        <text:list-item>
          <text:p text:style-name="P5">Mental Health Challenges: Academic pressures, social expectations, and uncertainty about the future contribute to stress, anxiety, and depression among youth.</text:p>
        </text:list-item>
        <text:list-item>
          <text:p text:style-name="P6">Substance Abuse: Substance abuse is prevalent among youth, often linked to peer pressure and attempts to escape emotional pain or stress.</text:p>
        </text:list-item>
      </text:list>
      <text:p text:style-name="P2">Regarding generational differences in the workplace, understanding and bridging the gap between different generations is crucial for fostering a positive and productive work environment. Here are five practices to help bridge this gap:</text:p>
      <text:list xml:id="list686308522" text:style-name="L10">
        <text:list-item>
          <text:p text:style-name="P7">Provide a variety of communication channels: Recognize that older generations may prefer face-to-face meetings, while younger generations are comfortable with digital communication.</text:p>
        </text:list-item>
        <text:list-item>
          <text:p text:style-name="P7">Establish a two-way mentorship program: Encourage a mentorship program that allows both older and younger employees to learn from each other.</text:p>
        </text:list-item>
        <text:list-item>
          <text:p text:style-name="P7">Prioritize respect: Treat people with respect regardless of their age. Each age group will be more receptive if they feel their knowledge and opinions are valued. Avoid making assumptions about skills based on age to avoid misunderstandings.</text:p>
        </text:list-item>
        <text:list-item>
          <text:p text:style-name="P7">Avoid age segregation: Encourage cross-pollination between different generations by fostering collaboration and interaction among employees of all ages.</text:p>
        </text:list-item>
      </text:list>
      <text:p text:style-name="P1">By implementing these practices, organizations can bridge generational gaps and create a harmonious workplace where diverse perspectives are valued and productivity is enhanc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14:23:02.460346250</meta:creation-date>
    <dc:date>2023-06-14T13:31:39.402521082</dc:date>
    <meta:editing-duration>PT23H8M39S</meta:editing-duration>
    <meta:editing-cycles>2</meta:editing-cycles>
    <meta:generator>LibreOffice/7.5.3.2$Linux_X86_64 LibreOffice_project/50$Build-2</meta:generator>
    <meta:document-statistic meta:table-count="0" meta:image-count="0" meta:object-count="0" meta:page-count="1" meta:paragraph-count="18" meta:word-count="525" meta:character-count="3494" meta:non-whitespace-character-count="2997"/>
  </office:meta>
</office:document-meta>
</file>